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ans-serif" svg:font-family="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Mono" fo:language="pt" fo:country="BR" fo:font-weight="normal" officeooo:rsid="003013eb" officeooo:paragraph-rsid="0031eb98" style:font-weight-asian="normal" style:font-weight-complex="normal"/>
    </style:style>
    <style:style style:name="P2" style:family="paragraph" style:parent-style-name="Text_20_body">
      <style:text-properties fo:language="pt" fo:country="BR"/>
    </style:style>
    <style:style style:name="P3" style:family="paragraph" style:parent-style-name="Text_20_body">
      <style:text-properties fo:language="pt" fo:country="BR" officeooo:rsid="0047c3f7" officeooo:paragraph-rsid="0047c3f7"/>
    </style:style>
    <style:style style:name="P4" style:family="paragraph" style:parent-style-name="Text_20_body">
      <style:text-properties fo:language="pt" fo:country="BR" officeooo:paragraph-rsid="004e9c30"/>
    </style:style>
    <style:style style:name="P5" style:family="paragraph" style:parent-style-name="Text_20_body">
      <style:text-properties fo:language="pt" fo:country="BR" officeooo:paragraph-rsid="0025c5a5"/>
    </style:style>
    <style:style style:name="P6" style:family="paragraph" style:parent-style-name="Text_20_body">
      <style:text-properties style:font-name="Times New Roman" fo:language="pt" fo:country="BR" fo:font-weight="normal" officeooo:rsid="0031eb98" officeooo:paragraph-rsid="003234c1" style:font-weight-asian="normal" style:font-weight-complex="normal"/>
    </style:style>
    <style:style style:name="P7" style:family="paragraph" style:parent-style-name="Text_20_body">
      <style:text-properties officeooo:paragraph-rsid="005bcdee"/>
    </style:style>
    <style:style style:name="P8" style:family="paragraph" style:parent-style-name="Text_20_body">
      <style:text-properties officeooo:rsid="005a9405" officeooo:paragraph-rsid="005bcdee"/>
    </style:style>
    <style:style style:name="P9" style:family="paragraph" style:parent-style-name="Standard">
      <style:text-properties fo:language="pt" fo:country="BR" officeooo:rsid="001e8450" officeooo:paragraph-rsid="001e8450"/>
    </style:style>
    <style:style style:name="P10" style:family="paragraph" style:parent-style-name="Title">
      <style:text-properties fo:language="pt" fo:country="BR" officeooo:rsid="0047c3f7" officeooo:paragraph-rsid="0047c3f7"/>
    </style:style>
    <style:style style:name="P11" style:family="paragraph" style:parent-style-name="Heading_20_1">
      <style:text-properties fo:language="pt" fo:country="BR"/>
    </style:style>
    <style:style style:name="P12" style:family="paragraph" style:parent-style-name="Heading_20_1">
      <style:text-properties fo:language="pt" fo:country="BR" officeooo:rsid="0049b2e6" officeooo:paragraph-rsid="0049b2e6"/>
    </style:style>
    <style:style style:name="P13" style:family="paragraph" style:parent-style-name="Heading_20_1">
      <style:text-properties officeooo:rsid="0063d294" officeooo:paragraph-rsid="0063d294"/>
    </style:style>
    <style:style style:name="P14" style:family="paragraph" style:parent-style-name="Text_20_body">
      <style:text-properties fo:language="pt" fo:country="BR"/>
    </style:style>
    <style:style style:name="P15" style:family="paragraph" style:parent-style-name="Text_20_body" style:list-style-name="L1">
      <style:text-properties fo:language="pt" fo:country="BR"/>
    </style:style>
    <style:style style:name="P16" style:family="paragraph" style:parent-style-name="Text_20_body" style:list-style-name="L2">
      <style:text-properties fo:language="pt" fo:country="BR"/>
    </style:style>
    <style:style style:name="P17" style:family="paragraph" style:parent-style-name="Text_20_body" style:list-style-name="L2">
      <style:text-properties fo:language="pt" fo:country="BR" officeooo:paragraph-rsid="002629fc"/>
    </style:style>
    <style:style style:name="P18" style:family="paragraph" style:parent-style-name="Text_20_body" style:list-style-name="L2">
      <style:text-properties fo:language="pt" fo:country="BR" fo:font-weight="normal" officeooo:rsid="0025c5a5" officeooo:paragraph-rsid="0025c5a5" style:font-weight-asian="normal" style:font-weight-complex="normal"/>
    </style:style>
    <style:style style:name="P19" style:family="paragraph" style:parent-style-name="Text_20_body" style:list-style-name="L2">
      <style:text-properties fo:language="pt" fo:country="BR" fo:font-weight="normal" officeooo:rsid="002629fc" officeooo:paragraph-rsid="002629fc" style:font-weight-asian="normal" style:font-weight-complex="normal"/>
    </style:style>
    <style:style style:name="P20" style:family="paragraph" style:parent-style-name="Text_20_body" style:list-style-name="L2">
      <style:text-properties fo:language="pt" fo:country="BR" officeooo:rsid="002629fc" officeooo:paragraph-rsid="002629fc"/>
    </style:style>
    <style:style style:name="P21" style:family="paragraph" style:parent-style-name="Text_20_body" style:list-style-name="L2">
      <style:text-properties style:use-window-font-color="true" fo:language="pt" fo:country="BR" officeooo:rsid="002629fc" officeooo:paragraph-rsid="002629fc"/>
    </style:style>
    <style:style style:name="P22" style:family="paragraph" style:parent-style-name="Text_20_body" style:list-style-name="L2">
      <style:text-properties style:use-window-font-color="true" fo:language="pt" fo:country="BR" fo:font-weight="normal" officeooo:rsid="00282630" officeooo:paragraph-rsid="00282630" style:font-weight-asian="normal" style:font-weight-complex="normal"/>
    </style:style>
    <style:style style:name="P23" style:family="paragraph" style:parent-style-name="Text_20_body" style:list-style-name="L2">
      <style:text-properties style:use-window-font-color="true" fo:language="pt" fo:country="BR" fo:font-weight="normal" officeooo:rsid="002a4f24" officeooo:paragraph-rsid="002a4f24" style:font-weight-asian="normal" style:font-weight-complex="normal"/>
    </style:style>
    <style:style style:name="P24" style:family="paragraph" style:parent-style-name="Text_20_body" style:list-style-name="L2">
      <style:text-properties style:use-window-font-color="true" fo:language="pt" fo:country="BR" officeooo:rsid="002a4f24" officeooo:paragraph-rsid="002a4f24"/>
    </style:style>
    <style:style style:name="P25" style:family="paragraph" style:parent-style-name="Text_20_body" style:list-style-name="L3">
      <style:text-properties style:font-name="Liberation Mono" fo:language="pt" fo:country="BR" fo:font-weight="normal" officeooo:rsid="003013eb" officeooo:paragraph-rsid="003013eb" style:font-weight-asian="normal" style:font-weight-complex="normal"/>
    </style:style>
    <style:style style:name="P26" style:family="paragraph" style:parent-style-name="Text_20_body">
      <style:text-properties officeooo:rsid="0063d294" officeooo:paragraph-rsid="0063d294"/>
    </style:style>
    <style:style style:name="P27" style:family="paragraph" style:parent-style-name="Text_20_body">
      <style:text-properties fo:font-style="normal" officeooo:rsid="0063d294" officeooo:paragraph-rsid="0063d294" style:font-style-asian="normal" style:font-style-complex="normal"/>
    </style:style>
    <style:style style:name="P28" style:family="paragraph" style:parent-style-name="Text_20_body" style:list-style-name="L6">
      <style:text-properties fo:font-style="normal" officeooo:rsid="0063d294" officeooo:paragraph-rsid="0063d294" style:font-style-asian="normal" style:font-style-complex="normal"/>
    </style:style>
    <style:style style:name="P29" style:family="paragraph" style:parent-style-name="Text_20_body">
      <style:text-properties fo:font-style="normal" officeooo:rsid="00645fa7" officeooo:paragraph-rsid="00645fa7" style:font-style-asian="normal" style:font-style-complex="normal"/>
    </style:style>
    <style:style style:name="P30" style:family="paragraph" style:parent-style-name="Text_20_body">
      <style:text-properties fo:font-style="normal" officeooo:rsid="0065e0f6" officeooo:paragraph-rsid="0065e0f6" style:font-style-asian="normal" style:font-style-complex="normal"/>
    </style:style>
    <style:style style:name="P31" style:family="paragraph" style:parent-style-name="Text_20_body" style:list-style-name="L4"/>
    <style:style style:name="P32" style:family="paragraph" style:parent-style-name="Text_20_body">
      <style:text-properties officeooo:rsid="0065e0f6" officeooo:paragraph-rsid="0065e0f6"/>
    </style:style>
    <style:style style:name="P33" style:family="paragraph" style:parent-style-name="Text_20_body">
      <style:text-properties officeooo:rsid="00672a47" officeooo:paragraph-rsid="00672a47"/>
    </style:style>
    <style:style style:name="P34" style:family="paragraph" style:parent-style-name="Text_20_body" style:list-style-name="L9">
      <style:text-properties officeooo:rsid="00672a47" officeooo:paragraph-rsid="00672a47"/>
    </style:style>
    <style:style style:name="P35" style:family="paragraph" style:parent-style-name="Text_20_body" style:list-style-name="L9"/>
    <style:style style:name="P36" style:family="paragraph" style:parent-style-name="Text_20_body" style:list-style-name="L9">
      <style:text-properties officeooo:rsid="0069bc78" officeooo:paragraph-rsid="0069bc7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f1bf3" style:font-weight-asian="normal" style:font-weight-complex="normal"/>
    </style:style>
    <style:style style:name="T4" style:family="text">
      <style:text-properties fo:font-weight="normal" officeooo:rsid="00243cea" style:font-weight-asian="normal" style:font-weight-complex="normal"/>
    </style:style>
    <style:style style:name="T5" style:family="text">
      <style:text-properties fo:font-weight="normal" officeooo:rsid="00223d3d" style:font-weight-asian="normal" style:font-weight-complex="normal"/>
    </style:style>
    <style:style style:name="T6" style:family="text">
      <style:text-properties fo:font-weight="normal" officeooo:rsid="002629fc" style:font-weight-asian="normal" style:font-weight-complex="normal"/>
    </style:style>
    <style:style style:name="T7" style:family="text">
      <style:text-properties fo:font-weight="normal" officeooo:rsid="00282630" style:font-weight-asian="normal" style:font-weight-complex="normal"/>
    </style:style>
    <style:style style:name="T8" style:family="text">
      <style:text-properties fo:font-weight="normal" officeooo:rsid="002c4589" style:font-weight-asian="normal" style:font-weight-complex="normal"/>
    </style:style>
    <style:style style:name="T9" style:family="text">
      <style:text-properties fo:font-weight="normal" officeooo:rsid="00523b44" style:font-weight-asian="normal" style:font-weight-complex="normal"/>
    </style:style>
    <style:style style:name="T10" style:family="text">
      <style:text-properties fo:font-weight="normal" officeooo:rsid="0061fb03" style:font-weight-asian="normal" style:font-weight-complex="normal"/>
    </style:style>
    <style:style style:name="T11" style:family="text">
      <style:text-properties officeooo:rsid="002e5e66"/>
    </style:style>
    <style:style style:name="T12" style:family="text">
      <style:text-properties officeooo:rsid="00398313"/>
    </style:style>
    <style:style style:name="T13" style:family="text">
      <style:text-properties officeooo:rsid="000f04d2"/>
    </style:style>
    <style:style style:name="T14" style:family="text">
      <style:text-properties style:font-name="Times New Roman" officeooo:rsid="0031eb98"/>
    </style:style>
    <style:style style:name="T15" style:family="text">
      <style:text-properties style:font-name="Times New Roman" officeooo:rsid="00523b44"/>
    </style:style>
    <style:style style:name="T16" style:family="text">
      <style:text-properties officeooo:rsid="003234c1"/>
    </style:style>
    <style:style style:name="T17" style:family="text">
      <style:text-properties officeooo:rsid="0035e334"/>
    </style:style>
    <style:style style:name="T18" style:family="text">
      <style:text-properties officeooo:rsid="003787e7"/>
    </style:style>
    <style:style style:name="T19" style:family="text">
      <style:text-properties officeooo:rsid="00387a96"/>
    </style:style>
    <style:style style:name="T20" style:family="text">
      <style:text-properties officeooo:rsid="003b7adc"/>
    </style:style>
    <style:style style:name="T21" style:family="text">
      <style:text-properties officeooo:rsid="003d71a0"/>
    </style:style>
    <style:style style:name="T22" style:family="text">
      <style:text-properties officeooo:rsid="00223d3d"/>
    </style:style>
    <style:style style:name="T23" style:family="text">
      <style:text-properties officeooo:rsid="0041f16e"/>
    </style:style>
    <style:style style:name="T24" style:family="text">
      <style:text-properties officeooo:rsid="0042bc63"/>
    </style:style>
    <style:style style:name="T25" style:family="text">
      <style:text-properties officeooo:rsid="0043f9b2"/>
    </style:style>
    <style:style style:name="T26" style:family="text">
      <style:text-properties fo:language="pt" fo:country="BR"/>
    </style:style>
    <style:style style:name="T27" style:family="text">
      <style:text-properties fo:language="pt" fo:country="BR" fo:font-weight="bold" style:font-weight-asian="bold" style:font-weight-complex="bold"/>
    </style:style>
    <style:style style:name="T28" style:family="text">
      <style:text-properties fo:language="pt" fo:country="BR" fo:font-weight="normal" officeooo:rsid="001f1bf3" style:font-weight-asian="normal" style:font-weight-complex="normal"/>
    </style:style>
    <style:style style:name="T29" style:family="text">
      <style:text-properties officeooo:rsid="00523b44"/>
    </style:style>
    <style:style style:name="T30" style:family="text">
      <style:text-properties officeooo:rsid="00570a09"/>
    </style:style>
    <style:style style:name="T31" style:family="text">
      <style:text-properties officeooo:rsid="0057fdc4"/>
    </style:style>
    <style:style style:name="T32" style:family="text">
      <style:text-properties officeooo:rsid="005a9405"/>
    </style:style>
    <style:style style:name="T33" style:family="text">
      <style:text-properties officeooo:rsid="005bcdee"/>
    </style:style>
    <style:style style:name="T34" style:family="text">
      <style:text-properties officeooo:rsid="005f5ad8"/>
    </style:style>
    <style:style style:name="T35" style:family="text">
      <style:text-properties fo:font-style="normal" style:font-style-asian="normal" style:font-style-complex="normal"/>
    </style:style>
    <style:style style:name="T36" style:family="text">
      <style:text-properties fo:font-style="normal" officeooo:rsid="0063d294" style:font-style-asian="normal" style:font-style-complex="normal"/>
    </style:style>
    <style:style style:name="T37" style:family="text">
      <style:text-properties officeooo:rsid="00666dce"/>
    </style:style>
    <style:style style:name="T38" style:family="text">
      <style:text-properties officeooo:rsid="00672a47"/>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a compilação, instalação e teste do RTAI</text:p>
      <text:p text:style-name="P3"/>
      <text:h text:style-name="P12" text:outline-level="1">Esfor<text:span text:style-name="T29">ç</text:span>os preliminares</text:h>
      <text:p text:style-name="P9"/>
      <text:p text:style-name="P2"><text:tab/>Após aplicar o patch <text:span text:style-name="T1">hal-linux-4.4.43-x86-6.patch</text:span> sobre o código do kernel 4.4.43, configuração VANILLA, mais as configurações recomendadas pela documentação do RTAI, a compilação falha no modulo <text:span text:style-name="T1">arch/x86/kernel/ipipe.o</text:span>.</text:p>
      <text:p text:style-name="Text_20_body"><text:span text:style-name="T26">Seguindo uma dica postada em: </text:span><text:a xlink:type="simple" xlink:href="http://www.xenomai.org/pipermail/xenomai/2017-May/037295.html" text:style-name="Internet_20_link" text:visited-style-name="Visited_20_Internet_20_Link"><text:span text:style-name="T26">http://www.xenomai.org/pipermail/xenomai/2017-May/037295.html</text:span></text:a><text:span text:style-name="T26">, removi a opção: </text:span><text:span text:style-name="T27">AMD MCE features</text:span><text:span text:style-name="T26"> do menu </text:span><text:span text:style-name="T27">Processor type and features </text:span><text:span text:style-name="T28">e o problema foi resolvido.</text:span></text:p>
      <text:p text:style-name="P4"><text:span text:style-name="T3"><text:tab/>G</text:span><text:span text:style-name="T2">erar os arquivos de documentação a partir da compilação do RTAI gera um erro pela falta do arquivo fop.sh </text:span><text:span text:style-name="T4">durante a exe</text:span><text:span text:style-name="T9">c</text:span><text:span text:style-name="T4">ução do script de configuração dos fontes para a compilação. </text:span><text:span text:style-name="T2">Desabilitar a geração da documentação durante a compilação do RTAI nas opções do menuconfig resolve o problema.</text:span></text:p>
      <text:p text:style-name="P4"><text:tab/><text:span text:style-name="T22">As tentativas iniciais de compilação do RTAI apontando para um kernel com as mesmas configurações das utilizadas no kernel com patch PREEMPT-RT, alem das exigidas pelo próprio RTAI, apresentaram o erro:</text:span></text:p>
      <text:list xml:id="list5378873996349007020" text:style-name="L1">
        <text:list-item>
          <text:p text:style-name="P15">scripts/Makefile.build:258: recipe for target '/usr/src/rtai-5.0.1/base/arch/x86/hal/hal.o' failed</text:p>
        </text:list-item>
      </text:list>
      <text:p text:style-name="P2"><text:span text:style-name="T23">A repetição deste erro em diferentes combinações de versões do kernel e do RTAI</text:span> mostra que algum item de configuração do kernel deve está provocando incompatibilidade com as necessidades do RTAI.</text:p>
      <text:p text:style-name="P2"><text:tab/><text:span text:style-name="T24">Assim, diversas compilações foram feitas para isolar o problema.</text:span></text:p>
      <text:h text:style-name="P11" text:outline-level="1">Compilação do RTAI – kernel 4.4.43 VANILLA + RTAI 5.0.1</text:h>
      <text:p text:style-name="P5"/>
      <text:p text:style-name="P2"><text:tab/>Neste teste será utilizado um kernel versão 4.4.43 VANILLA com a configuração mínima recomendada por: <text:s/><text:span text:style-name="T4">RTAI-TARGET-HOWTO.txt, </text:span><text:span text:style-name="T2">também será seguido o passo a passo de </text:span><text:soft-page-break/><text:span text:style-name="T2">compilação e instalação sugerido pelo mesmo arquivo.</text:span></text:p>
      <text:list xml:id="list6867185369534437537" text:style-name="L2">
        <text:list-item>
          <text:p text:style-name="P16"><text:span text:style-name="T4">B</text:span><text:span text:style-name="T2">aixar os fontes do kernel linux e do rtai</text:span></text:p>
        </text:list-item>
        <text:list-item>
          <text:p text:style-name="P16">Descompactar os fontes em /usr/src/</text:p>
        </text:list-item>
        <text:list-item>
          <text:p text:style-name="P18">Criar um link para os fontes do kernel: /usr/src/linux</text:p>
        </text:list-item>
        <text:list-item>
          <text:p text:style-name="P18">Criar um link para os fontes do RTAI: /usr/src/rtai</text:p>
        </text:list-item>
        <text:list-item>
          <text:p text:style-name="P18">Aplicar o patch adequado ao kernel do linux</text:p>
        </text:list-item>
        <text:list-item>
          <text:p text:style-name="P20"><text:span text:style-name="T5">C</text:span><text:span text:style-name="T2">onfigurar o kernel, Alguns parâmetros de configuração </text:span><text:span text:style-name="T10">c</text:span><text:span text:style-name="T2">itados no arquivo de howto não estão mais presentes nesta v</text:span><text:span text:style-name="T9">e</text:span><text:span text:style-name="T2">rsão do kernel linux.</text:span></text:p>
          <text:list>
            <text:list-item>
              <text:p text:style-name="P17"><text:span text:style-name="T6">A opção Enable l</text:span><text:span text:style-name="T2">oadable module support </text:span><text:span text:style-name="T6">deve está habilitada e seu parâmetro Module versioning suporte, desabilitado.</text:span></text:p>
            </text:list-item>
            <text:list-item>
              <text:p text:style-name="P19">Em Processor type and features o parâmetro Iterrupt pipeline deve ser habilitado.</text:p>
            </text:list-item>
            <text:list-item>
              <text:p text:style-name="P21"><text:span text:style-name="T2">Em </text:span><text:span text:style-name="T7">File systems -&gt; Pseudo filesystems, o parâmetro /proc file system support deve está habilitado.</text:span></text:p>
            </text:list-item>
          </text:list>
        </text:list-item>
        <text:list-item>
          <text:p text:style-name="P22">Executar a compilação do kernel: make -&gt; make modules_install -&gt; make install.</text:p>
        </text:list-item>
        <text:list-item>
          <text:p text:style-name="P23">Reiniciar o sistema e carregar o novo kernel. A compilação do RTAI só pode ser executada em um kernel com o patch devidamente aplicado.</text:p>
        </text:list-item>
        <text:list-item>
          <text:p text:style-name="P23">Criar um diretório /usr/realtime.</text:p>
        </text:list-item>
        <text:list-item>
          <text:p text:style-name="P24"><text:span text:style-name="T2">Compilar e instalar o RTAI, make -&gt; make install. </text:span><text:span text:style-name="T8">Na etapa de configuração não altere nenhum parâmetro.</text:span></text:p>
        </text:list-item>
      </text:list>
      <text:h text:style-name="P11" text:outline-level="1">Compilações alternativas</text:h>
      <text:p text:style-name="P2"><text:tab/>Nesta seção será relatada as tentativas de compilar o kernel linux 4.4.43 vanilla e RTAI 5.0.1 com configuração pr<text:span text:style-name="T31">ó</text:span>xima a utilizada pelo kernel <text:span text:style-name="T31">com o patch PREEMPT-RT</text:span>.</text:p>
      <text:h text:style-name="Heading_20_2" text:outline-level="2">Compilação e geração de pacote .deb para instalação do kernel <text:span text:style-name="T30">utilizando o comando fakeroot</text:span></text:h>
      <text:p text:style-name="P2"><text:tab/><text:span text:style-name="T11">Execução da compilação do kernel com as configurações presentes no arquivo RTAI-TARGET-HOWTO.txt (conforme seções anteriores) utilizando o comando fakeroot para geração de pacotes .deb para posterior instalação do kernel.</text:span></text:p>
      <text:p text:style-name="P2"><text:tab/>Os fontes do kernel e do rtai foram colocados no diretório do usuário.</text:p>
      <text:p text:style-name="P2"><text:tab/>O comando para compilação do kernel foi:</text:p>
      <text:list xml:id="list2007563693720828252" text:style-name="L3">
        <text:list-item>
          <text:p text:style-name="P25"><text:soft-page-break/><text:span text:style-name="T12">#</text:span>fakeroot make-kpkg --initrd --revision=1.0.<text:span text:style-name="T13">RTS</text:span> kernel_image kernel_headers<text:tab/></text:p>
        </text:list-item>
      </text:list>
      <text:p text:style-name="P1"><text:tab/><text:span text:style-name="T14">Em seguida o </text:span><text:span text:style-name="T15">RTAI</text:span><text:span text:style-name="T14"> foi compilado conforme já realizado em seções anteriores, com a única mudança feita no local dos fontes do linux: /home/usuario/linux-4.4.43</text:span></text:p>
      <text:p text:style-name="P6"><text:tab/>O procedimento foi executado com sucesso, porém os pacotes até poderão ser instalados em outras máquinas mas o <text:span text:style-name="T29">RTAI</text:span> terá que apontar para <text:span text:style-name="T34">os </text:span>fo<text:span text:style-name="T21">n</text:span>tes do kernel com o patch aplicado e compilado. <text:span text:style-name="T20">Esta exigência, a princípio, impede a distribuição de pacotes pré compilados do kernel e do próprio RTAI. Mostra-se necessário mais estudos quanto a estas possibilidades. Um caminho promissor parece ser a utilização da pasta criada durante a instalação do kernel (linux-headers) em /usr/src/ como caminho para os fontes com o patch aplicado exigidos pelo RTAI. Uma tentativa inicial despretensiosa, apesar da falha na compilação, se mostrou promissora. </text:span></text:p>
      <text:h text:style-name="Heading_20_2" text:outline-level="2">Compilando o RTAI em um kernel sem o patch HAL aplicado.</text:h>
      <text:p text:style-name="P7"><text:tab/><text:span text:style-name="T32">Neste teste foi verificado se o RTAI pode se a compilação do RTAI pode ser feita em um sistema executando um kernel sem o patch HAL aplicado. </text:span></text:p>
      <text:p text:style-name="P8"><text:tab/>Este teste foi pensado para confrontar alguns tutoriais encontrados na web que indicam que a compilação do RTAI deve ser feita com o sistema executando o kernel com o patch HAL aplicado, o que seria uma grande limitação para a instalação do RTAI, especialmente em sistemas embarcados.</text:p>
      <text:p text:style-name="P8"><text:tab/>Para isso um kernel com o patch aplicado foi devidamente compilado e testado foi passado como parâmetro para a configuração pré compilação do RTAI, porém a execução desta será feita utilizando o kernel padrão da distribuição Debian. </text:p>
      <text:p text:style-name="P7"><text:tab/><text:span text:style-name="T33">A execução do teste mostra ser possível compilar o RTAI em um kernel padrão sem o patch.</text:span></text:p>
      <text:h text:style-name="Heading_20_2" text:outline-level="2"><text:s/><text:span text:style-name="T16">Compilação com as configurações do kernel PREEMPT-RT</text:span></text:h>
      <text:p text:style-name="P2"><text:tab/><text:span text:style-name="T17">Teste 1: Ao aplicar as configurações do kernel usadas na primeira versão de configuração do PREEMPT-RT e compilar o RTAI sobre este kernel ocorreu um erro no arquivo hal.o.</text:span></text:p>
      <text:p text:style-name="P2"><text:tab/><text:span text:style-name="T17">Teste 2: Como RTAI não faz uso da prempção nativa do kernel linux, esta opção foi revertida a configuração padrão do kernel vanilla. Mesmo após a reversão a compilação do RTAI apresentou o mesmo erro.</text:span></text:p>
      <text:p text:style-name="P2"><text:tab/><text:span text:style-name="T17">Teste 3: Seleção do processador de 486 para Pentium-Classic. A compilação do RTAI, </text:span><text:soft-page-break/><text:span text:style-name="T17">mediante esta alteração, foi bem sucedida.</text:span></text:p>
      <text:p text:style-name="P2"><text:tab/><text:span text:style-name="T18">Teste 4: Pentium-Classic + Kernel com preempção mais alta. Compilação e execução dos testes do RTAI ocorreram sem problema.</text:span></text:p>
      <text:p text:style-name="P2"><text:tab/><text:span text:style-name="T19">Teste 5: Remoção do suporte a gerenciamento de energia: ACPI (todas os modos), CPU IDLE, CPU Frequency Scaling e de todas as opções de debug. A compilação do RTAI ocorre sem problemas, porém a execução do teste de latência apresenta um erro ao ser finalizada, este acusa que alguns módulos não estão sendo carregados.</text:span></text:p>
      <text:p text:style-name="P2"><text:tab/><text:span text:style-name="T24">Após a execução destas cinco versões de arquivos de configuração do kernel podemos dizer que a otimização do mesmo para processadores 486 impossibilita a compilação do RTAI, provocando erro no arquivo hal.o. Este fato nos faz duvidar da possibilidade de execução do RTAI em máquinas baseadas neste processador específico, embora diante de outras possibilidades de arquiteturas e processadores mais modernos este talvez não seja um problema muito relevante.</text:span></text:p>
      <text:p text:style-name="P2"><text:tab/><text:span text:style-name="T25">Diante deste problema a configuração do kernel usado nos testes do PREEMPT-RT deverá ter este parâmetro alterado.</text:span></text:p>
      <text:p text:style-name="P2"/>
      <text:h text:style-name="P13" text:outline-level="1">Primeiro programa</text:h>
      <text:p text:style-name="P33">Bibliografia:</text:p>
      <text:list xml:id="list8516237062311269494" text:style-name="L9">
        <text:list-item>
          <text:p text:style-name="P34"><text:a xlink:type="simple" xlink:href="https://www.rtai.org/userfiles/documentation/magma/html/api/" text:style-name="Internet_20_link" text:visited-style-name="Visited_20_Internet_20_Link">https://www.rtai.org/userfiles/documentation/magma/html/api/</text:a>, acessado em 25/10/2017</text:p>
        </text:list-item>
        <text:list-item>
          <text:p text:style-name="P34"><text:a xlink:type="simple" xlink:href="http://www.rtai.dk/cgi-bin/gratiswiki.pl?Rtai.dk" text:style-name="Internet_20_link" text:visited-style-name="Visited_20_Internet_20_Link">http://www.rtai.dk/cgi-bin/gratiswiki.pl?Rtai.dk</text:a>, acessado em 25/10/2017</text:p>
        </text:list-item>
        <text:list-item>
          <text:p text:style-name="P34"><text:a xlink:type="simple" xlink:href="http://linuxgazette.net/114/pramode.html" text:style-name="Internet_20_link" text:visited-style-name="Visited_20_Internet_20_Link">http://linuxgazette.net/114/pramode.html</text:a>, acessado em 25/10/2017</text:p>
        </text:list-item>
        <text:list-item>
          <text:p text:style-name="P34"><text:a xlink:type="simple" xlink:href="https://www.rtai.org/userfiles/documentation/documents/guide.htm" text:style-name="Internet_20_link" text:visited-style-name="Visited_20_Internet_20_Link">https://www.rtai.org/userfiles/documentation/documents/guide.htm</text:a>, acessado em 25/10/2017</text:p>
        </text:list-item>
        <text:list-item>
          <text:p text:style-name="P34"><text:a xlink:type="simple" xlink:href="https://www.rtai.org/userfiles/downloads/RTAILAB/RTAI-TARGET-HOWTO.txt" text:style-name="Internet_20_link" text:visited-style-name="Visited_20_Internet_20_Link">https://www.rtai.org/userfiles/downloads/RTAILAB/RTAI-TARGET-HOWTO.txt</text:a>, acessado em 25/10/2017</text:p>
        </text:list-item>
        <text:list-item>
          <text:p text:style-name="P35"><text:span text:style-name="T38">Souza, Cristóvão </text:span>RTAI Tutorial, Preliminary Information for Assignment No. 1, <text:span text:style-name="T38">Portugal, 2008</text:span></text:p>
        </text:list-item>
        <text:list-item>
          <text:p text:style-name="P36"><text:a xlink:type="simple" xlink:href="https://www.rtai.org/?Documentation___Articles___RTAI%3A_a_Beginner%27s_Guide" text:style-name="Internet_20_link" text:visited-style-name="Visited_20_Internet_20_Link">https://www.rtai.org/?Documentation___Articles___RTAI%3A_a_Beginner%27s_Guide</text:a>, acessado em 03/10/2017</text:p>
        </text:list-item>
      </text:list>
      <text:p text:style-name="P32">A compilação de programas utilizando a API do RTAI não é simples para novatos que estejam iniciando suas vidas no mundo do gcc e makefiles. A documentação oficial mostra apenas, formas <text:soft-page-break/>de compilar os programas como módulo do kernel utilizando makefiles misteriosos. A documentação oficial não mostra como compilar um programa para modo usuário (usando lxrt), esta informação parte apenas de poucas almas caridosas que escreveram tutoriais sobre o assunto. </text:p>
      <text:p text:style-name="P26">A execução dá um erro:</text:p>
      <text:list xml:id="list3629999587144904251" text:style-name="L4">
        <text:list-item>
          <text:p text:style-name="P31"><text:span text:style-name="T36">./prog1: error while loading shared libraries: liblxrt.so.1: cannot open </text:span><text:span text:style-name="T35">shared object file: No such file or directory</text:span></text:p>
        </text:list-item>
      </text:list>
      <text:p text:style-name="P27">Corrigido adicionando ao diretório /etc/lib.so.conf.d/ o arquivo lxrt.config, contendo o caminho para a biblioteca:</text:p>
      <text:list xml:id="list5758481394775499088" text:style-name="L6">
        <text:list-item>
          <text:p text:style-name="P28">/usr/realtime/lib</text:p>
        </text:list-item>
      </text:list>
      <text:p text:style-name="P27"/>
      <text:p text:style-name="P29"><text:tab/>Ainda assim outro erro ocorre ao chamar algumas funções como: rt_task_init_sched() e rt_mbx_init(). Isso ocorre pois os módulos necessários para a execução do RTAI não estão carregados. Após muito penar para carregar alguns módulos como rtai_mbx.ko, descobri que eles devem ser carregados numa ordem específica, na ordem listada funciona: rtai_hal.ko, rtai_sched.ko, rtai_fifos.ko, rtai_sem.ko, rtai_mbx.ko, rtai_msg.ko, rtai_shm.ko, rtai_smi.ko, latency_rt.ko. <text:span text:style-name="T37">Embora esta ordem seja padrão na maior parte da documentação em nenhuma delas fica claro que o carregamento deve obedecer esta ordem.</text:span></text:p>
      <text:p text:style-name="P30">Grande parte da documentação disponível na internet recomenda carregar o módulo rtai_lxrt.ko, porém este não existe mais na versão 5.0.1 (ao menos na minha instalação não existe!). Não há informação sobre ele nem o que foi feito deste, a documentação apenas diz “carregue e …, pronto!”. </text:p>
      <text:p text:style-name="P30"/>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ans-serif" svg:font-family="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1H54M2S</meta:editing-duration>
    <meta:editing-cycles>61</meta:editing-cycles>
    <meta:generator>LibreOffice/5.1.1.3$Windows_X86_64 LibreOffice_project/89f508ef3ecebd2cfb8e1def0f0ba9a803b88a6d</meta:generator>
    <dc:date>2017-10-26T08:23:48.119000000</dc:date>
    <meta:document-statistic meta:table-count="0" meta:image-count="0" meta:object-count="0" meta:page-count="5" meta:paragraph-count="62" meta:word-count="1299" meta:character-count="8771" meta:non-whitespace-character-count="7535"/>
    <meta:user-defined meta:name="Info 1"/>
    <meta:user-defined meta:name="Info 2"/>
    <meta:user-defined meta:name="Info 3"/>
    <meta:user-defined meta:name="Info 4"/>
  </office:meta>
</office:document-meta>
</file>